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stroke="dash" draw:stroke-dash="Double_20_Dash" svg:stroke-color="#111111" draw:fill="solid" draw:textarea-vertical-align="middle"/>
    </style:style>
    <style:style style:name="gr4" style:family="graphic" style:parent-style-name="standard">
      <style:graphic-properties svg:stroke-width="0.018cm" svg:stroke-color="#158466" draw:marker-start-width="0.227cm" draw:marker-end-width="0.227cm" svg:stroke-opacity="100%" draw:fill="none" draw:textarea-horizontal-align="justify" draw:textarea-vertical-align="middle" draw:auto-grow-height="false" fo:min-height="1.439cm" fo:min-width="1.189cm" fo:padding-top="0.134cm" fo:padding-bottom="0.134cm" fo:padding-left="0.259cm" fo:padding-right="0.259cm"/>
    </style:style>
    <style:style style:name="gr5" style:family="graphic" style:parent-style-name="objectwithoutfill">
      <style:graphic-properties svg:stroke-width="0.018cm" svg:stroke-color="#bf0041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556cm" svg:y1="15.605cm" svg:x2="3.413cm" svg:y2="18.78cm">
          <text:p/>
        </draw:line>
        <draw:line draw:style-name="gr1" draw:text-style-name="P1" draw:layer="layout" svg:x1="8.62cm" svg:y1="18.78cm" svg:x2="3.413cm" svg:y2="18.78cm">
          <text:p/>
        </draw:line>
        <draw:line draw:style-name="gr1" draw:text-style-name="P1" draw:layer="layout" svg:x1="8.621cm" svg:y1="18.78cm" svg:x2="4.556cm" svg:y2="15.605cm">
          <text:p/>
        </draw:line>
        <draw:frame draw:style-name="gr2" draw:text-style-name="P2" draw:layer="layout" svg:width="0.441cm" svg:height="0.389cm" svg:x="4.429cm" svg:y="14.96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48cm" svg:height="0.389cm" svg:x="2.778cm" svg:y="18.52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0.455cm" svg:height="0.389cm" svg:x="8.493cm" svg:y="18.9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" draw:text-style-name="P1" draw:layer="layout" svg:x1="4.048cm" svg:y1="13.954cm" svg:x2="5.953cm" svg:y2="20.304cm">
          <text:p/>
        </draw:line>
        <draw:line draw:style-name="gr3" draw:text-style-name="P1" draw:layer="layout" svg:x1="1.762cm" svg:y1="19.923cm" svg:x2="8.493cm" svg:y2="15.351cm">
          <text:p/>
        </draw:line>
        <draw:line draw:style-name="gr3" draw:text-style-name="P1" draw:layer="layout" svg:x1="2.016cm" svg:y1="16.621cm" svg:x2="10.144cm" svg:y2="19.288cm">
          <text:p/>
        </draw:line>
        <draw:frame draw:style-name="gr2" draw:text-style-name="P2" draw:layer="layout" svg:width="0.43cm" svg:height="0.249cm" svg:x="4.683cm" svg:y="15.98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43cm" svg:height="0.249cm" svg:x="4.302cm" svg:y="16.11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0.461cm" svg:height="0.237cm" svg:x="7.604cm" svg:y="18.27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461cm" svg:height="0.237cm" svg:x="7.35cm" svg:y="18.52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457cm" svg:height="0.249cm" svg:x="3.845cm" svg:y="18.40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2" draw:layer="layout" svg:width="0.457cm" svg:height="0.249cm" svg:x="3.591cm" svg:y="18.14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4" draw:text-style-name="P3" draw:layer="layout" svg:width="2.413cm" svg:height="2.413cm" svg:x="3.921cm" svg:y="16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0.146cm" svg:height="0.099cm" draw:transform="rotate (-0.72029738229806) translate (3.72696605899617cm 18.5997597173723cm)" svg:viewBox="0 0 147 100" svg:d="M0 3c59-13 139 18 147 86l-5 11">
          <text:p/>
        </draw:path>
        <draw:path draw:style-name="gr5" draw:text-style-name="P1" draw:layer="layout" svg:width="0.209cm" svg:height="0.16cm" svg:x="3.54cm" svg:y="18.399cm" svg:viewBox="0 0 210 161" svg:d="M0 4c63-19 114 34 162 65l43 54 5 38">
          <text:p/>
        </draw:path>
        <draw:path draw:style-name="gr5" draw:text-style-name="P1" draw:layer="layout" svg:width="0.213cm" svg:height="0.143cm" draw:transform="rotate (-0.785398163397448) translate (4.5245cm 15.8905cm)" svg:viewBox="0 0 214 144" svg:d="M0 138c66 23 129-20 168-69l38-39 8-30">
          <text:p/>
        </draw:path>
        <draw:path draw:style-name="gr5" draw:text-style-name="P1" draw:layer="layout" svg:width="0.193cm" svg:height="0.126cm" draw:transform="rotate (0.20629791758573) translate (4.64020061602613cm 15.8617203061901cm)" svg:viewBox="0 0 194 127" svg:d="M0 126c53 4 116 1 153-47l28-43 13-36">
          <text:p/>
        </draw:path>
        <draw:path draw:style-name="gr5" draw:text-style-name="P1" draw:layer="layout" svg:width="0.199cm" svg:height="0.133cm" draw:transform="rotate (-3.14159265358979) translate (8.169cm 18.57cm)" svg:viewBox="0 0 200 134" svg:d="M0 130c64 19 115-34 162-65l32-54 6-11">
          <text:p/>
        </draw:path>
        <draw:path draw:style-name="gr5" draw:text-style-name="P1" draw:layer="layout" svg:width="0.193cm" svg:height="0.148cm" draw:transform="rotate (-2.5535912285929) translate (7.95184613906861cm 18.6677695144373cm)" svg:viewBox="0 0 194 149" svg:d="M0 144c69 22 124-33 164-80l30-45-1-19">
          <text:p/>
        </draw:path>
        <draw:frame draw:style-name="gr2" draw:text-style-name="P2" draw:layer="layout" svg:width="0.369cm" svg:height="0.389cm" svg:x="5.064cm" svg:y="17.00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23T18:36:17.664758916</dc:date>
    <meta:editing-duration>PT2H58M31S</meta:editing-duration>
    <meta:editing-cycles>45</meta:editing-cycles>
    <meta:generator>LibreOffice/6.4.7.2$Linux_X86_64 LibreOffice_project/40$Build-2</meta:generator>
    <meta:document-statistic meta:object-count="23"/>
  </office:meta>
</office:document-meta>
</file>

<file path=Object 1/content.xml><?xml version="1.0" encoding="utf-8"?>
<math xmlns="http://www.w3.org/1998/Math/MathML" display="block">
  <semantics>
    <mstyle color="red">
      <mrow>
        <mi>β</mi>
        <mi>'</mi>
      </mrow>
    </mstyle>
    <annotation encoding="StarMath 5.0">color red { %beta' }</annotation>
  </semantics>
</math>
</file>

<file path=Object 10/content.xml><?xml version="1.0" encoding="utf-8"?>
<math xmlns="http://www.w3.org/1998/Math/MathML" display="block">
  <semantics>
    <mstyle color="green">
      <mi>I</mi>
    </mstyle>
    <annotation encoding="StarMath 5.0">color green { I }</annotation>
  </semantics>
</math>
</file>

<file path=Object 2/content.xml><?xml version="1.0" encoding="utf-8"?>
<math xmlns="http://www.w3.org/1998/Math/MathML" display="block">
  <semantics>
    <mstyle color="blue">
      <mi>B</mi>
    </mstyle>
    <annotation encoding="StarMath 5.0">color blue { B }</annotation>
  </semantics>
</math>
</file>

<file path=Object 3/content.xml><?xml version="1.0" encoding="utf-8"?>
<math xmlns="http://www.w3.org/1998/Math/MathML" display="block">
  <semantics>
    <mstyle color="blue">
      <mi>C</mi>
    </mstyle>
    <annotation encoding="StarMath 5.0">color blue { C }</annotation>
  </semantics>
</math>
</file>

<file path=Object 4/content.xml><?xml version="1.0" encoding="utf-8"?>
<math xmlns="http://www.w3.org/1998/Math/MathML" display="block">
  <semantics>
    <mstyle color="blue">
      <mi>A</mi>
    </mstyle>
    <annotation encoding="StarMath 5.0">color blue { A }</annotation>
  </semantics>
</math>
</file>

<file path=Object 5/content.xml><?xml version="1.0" encoding="utf-8"?>
<math xmlns="http://www.w3.org/1998/Math/MathML" display="block">
  <semantics>
    <mstyle color="red">
      <mrow>
        <mi>β</mi>
        <mi>'</mi>
      </mrow>
    </mstyle>
    <annotation encoding="StarMath 5.0">color red { %beta' }</annotation>
  </semantics>
</math>
</file>

<file path=Object 6/content.xml><?xml version="1.0" encoding="utf-8"?>
<math xmlns="http://www.w3.org/1998/Math/MathML" display="block">
  <semantics>
    <mstyle color="red">
      <mrow>
        <mi>α</mi>
        <mi>'</mi>
      </mrow>
    </mstyle>
    <annotation encoding="StarMath 5.0">color red { %alpha' }</annotation>
  </semantics>
</math>
</file>

<file path=Object 7/content.xml><?xml version="1.0" encoding="utf-8"?>
<math xmlns="http://www.w3.org/1998/Math/MathML" display="block">
  <semantics>
    <mstyle color="red">
      <mrow>
        <mi>α</mi>
        <mi>'</mi>
      </mrow>
    </mstyle>
    <annotation encoding="StarMath 5.0">color red { %alpha' }</annotation>
  </semantics>
</math>
</file>

<file path=Object 8/content.xml><?xml version="1.0" encoding="utf-8"?>
<math xmlns="http://www.w3.org/1998/Math/MathML" display="block">
  <semantics>
    <mstyle color="red">
      <mrow>
        <mi>γ</mi>
        <mi>'</mi>
      </mrow>
    </mstyle>
    <annotation encoding="StarMath 5.0">color red { %gamma' }</annotation>
  </semantics>
</math>
</file>

<file path=Object 9/content.xml><?xml version="1.0" encoding="utf-8"?>
<math xmlns="http://www.w3.org/1998/Math/MathML" display="block">
  <semantics>
    <mstyle color="red">
      <mrow>
        <mi>γ</mi>
        <mi>'</mi>
      </mrow>
    </mstyle>
    <annotation encoding="StarMath 5.0">color red { %gamma' }</annotation>
  </semantics>
</math>
</file>